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8,053,228,57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8,753,469,630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8,116,562,46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9,134,211,763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0,497,126,770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0,146,404,996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9,907,317,065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7,805,113,118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5,856,678,596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,416,161,048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,109,305,183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9,747,879,531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971,285,594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209,137,62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226,778,808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515,558,808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055,179,566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03:50.623520769</dc:date>
    <meta:editing-duration>PT10M8S</meta:editing-duration>
    <meta:editing-cycles>1</meta:editing-cycles>
    <meta:document-statistic meta:table-count="1" meta:cell-count="48" meta:object-count="0"/>
    <meta:generator>LibreOffice/7.2.6.2$Linux_X86_64 LibreOffice_project/20$Build-2</meta:generator>
  </office:meta>
</office:document-meta>
</file>